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140000001423B71A9F.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fo:color="#000000"/>
    </style:style>
    <style:style style:name="P2" style:family="paragraph" style:parent-style-name="Preformatted_20_Text">
      <style:text-properties fo:color="#800000"/>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text-properties fo:color="#800000"/>
    </style:style>
    <style:style style:name="P5" style:family="paragraph" style:parent-style-name="Preformatted_20_Text">
      <style:paragraph-properties fo:margin-top="0cm" fo:margin-bottom="0.499cm" style:contextual-spacing="false"/>
      <style:text-properties fo:color="#000000"/>
    </style:style>
    <style:style style:name="T1" style:family="text">
      <style:text-properties style:font-size-asian="13.5pt"/>
    </style:style>
    <style:style style:name="T2" style:family="text">
      <style:text-properties style:font-size-asian="14pt"/>
    </style:style>
    <style:style style:name="T3" style:family="text">
      <style:text-properties fo:color="#0000ff"/>
    </style:style>
    <style:style style:name="T4" style:family="text">
      <style:text-properties fo:color="#800000"/>
    </style:style>
    <style:style style:name="T5" style:family="text">
      <style:text-properties fo:font-size="14pt"/>
    </style:style>
    <style:style style:name="T6" style:family="text">
      <style:text-properties fo:color="#800080"/>
    </style:style>
    <style:style style:name="T7" style:family="text">
      <style:text-properties fo:color="#0000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简介 </text:span></text:span></text:p>
      <text:p text:style-name="Text_20_body">搜索支持正则，例如找root开头的: awk -F: '/^root/' /etc/passwd</text:p>
      <text:p text:style-name="Text_20_body"> </text:p>
      <text:p text:style-name="Text_20_body">搜索/etc/passwd有root关键字的所有行，并显示对应的shell</text:p>
      <text:p text:style-name="Preformatted_20_Text"># <text:span text:style-name="T3">awk</text:span> -F: <text:span text:style-name="T4">'/root/{print $7}'</text:span> /etc/<text:span text:style-name="T3">passwd</text:span> <text:s text:c="12"/></text:p>
      <text:p text:style-name="P3">/bin/bash</text:p>
      <text:p text:style-name="Text_20_body"> 这里指定了action{print $7}</text:p>
      <text:p text:style-name="Text_20_body"> </text:p>
      <text:h text:style-name="Heading_20_2" text:outline-level="2"><text:span text:style-name="Strong_20_Emphasis"><text:span text:style-name="T5">awk</text:span></text:span><text:span text:style-name="Strong_20_Emphasis"><text:span text:style-name="T2">内置变量</text:span></text:span></text:h>
      <text:p text:style-name="Text_20_body">awk有许多内置变量用来设置环境信息，这些变量可以被改变，下面给出了最常用的一些变量。</text:p>
      <text:p text:style-name="Text_20_body"><draw:a xlink:type="simple" xlink:href="javascript:void(0);"><draw:frame draw:style-name="fr1" draw:name="图像5" text:anchor-type="as-char" svg:width="2.05cm" svg:height="1.051cm" draw:z-index="4"><draw:image xlink:href="Pictures/10000200000000140000001423B71A9F.gif" xlink:type="simple" xlink:show="embed" xlink:actuate="onLoad"/><svg:title>复制代码</svg:title></draw:frame></draw:a></text:p>
      <text:p text:style-name="P1">ARGC <text:s text:c="14"/>命令行参数个数</text:p>
      <text:p text:style-name="P1">ARGV <text:s text:c="14"/>命令行参数排列</text:p>
      <text:p text:style-name="P1">ENVIRON <text:s text:c="11"/>支持队列中系统环境变量的使用</text:p>
      <text:p text:style-name="P1">FILENAME <text:s text:c="10"/>awk浏览的文件名</text:p>
      <text:p text:style-name="P1">FNR <text:s text:c="15"/>浏览文件的记录数</text:p>
      <text:p text:style-name="Preformatted_20_Text"><text:span text:style-name="T7">FS <text:s text:c="16"/>设置输入域分隔符，等价于命令行 </text:span>-<text:span text:style-name="T7">F选项</text:span></text:p>
      <text:p text:style-name="P1">NF <text:s text:c="16"/>浏览记录的域的个数</text:p>
      <text:p text:style-name="P1">NR <text:s text:c="16"/>已读的记录数</text:p>
      <text:p text:style-name="P1">OFS <text:s text:c="15"/>输出域分隔符</text:p>
      <text:p text:style-name="P1">ORS <text:s text:c="15"/>输出记录分隔符</text:p>
      <text:p text:style-name="P5">RS <text:s text:c="16"/>控制记录分隔符</text:p>
      <text:p text:style-name="Text_20_body"><draw:a xlink:type="simple" xlink:href="javascript:void(0);"><draw:frame draw:style-name="fr1" draw:name="图像6" text:anchor-type="as-char" svg:width="2.05cm" svg:height="1.051cm" draw:z-index="5"><draw:image xlink:href="Pictures/10000200000000140000001423B71A9F.gif" xlink:type="simple" xlink:show="embed" xlink:actuate="onLoad"/><svg:title>复制代码</svg:title></draw:frame></draw:a></text:p>
      <text:p text:style-name="Text_20_body"> 此外,$0变量是指整条记录。$1表示当前行的第一个域,$2表示当前行的第二个域,......以此类推。</text:p>
      <text:p text:style-name="Text_20_body"> </text:p>
      <text:p text:style-name="Text_20_body">统计/etc/passwd:文件名，每行的行号，每行的列数，对应的完整行内容:</text:p>
      <text:p text:style-name="Preformatted_20_Text"><text:span text:style-name="T3">#awk</text:span> <text:s/>-F <text:span text:style-name="T4">':'</text:span> <text:s/><text:span text:style-name="T4">'{print "filename:" FILENAME ",linenumber:" NR ",columns:" NF ",linecontent:"$0}'</text:span> /etc/<text:span text:style-name="T3">passwd</text:span></text:p>
      <text:p text:style-name="Preformatted_20_Text"><text:span text:style-name="T7">filename:</text:span>/etc/<text:span text:style-name="T3">passwd</text:span>,linenumber:<text:span text:style-name="T6">1</text:span>,columns:<text:span text:style-name="T6">7</text:span>,linecontent:root:x:<text:span text:style-name="T6">0</text:span>:<text:span text:style-name="T6">0</text:span>:root:/root:/bin/<text:span text:style-name="T7">bash</text:span></text:p>
      <text:p text:style-name="Preformatted_20_Text"><text:span text:style-name="T7">filename:</text:span>/etc/<text:span text:style-name="T3">passwd</text:span>,linenumber:<text:span text:style-name="T6">2</text:span>,columns:<text:span text:style-name="T6">7</text:span>,linecontent:daemon:x:<text:span text:style-name="T6">1</text:span>:<text:span text:style-name="T6">1</text:span>:daemon:/usr/sbin:/bin/<text:span text:style-name="T3">sh</text:span></text:p>
      <text:p text:style-name="Preformatted_20_Text"><text:span text:style-name="T7">filename:</text:span>/etc/<text:span text:style-name="T3">passwd</text:span>,linenumber:<text:span text:style-name="T6">3</text:span>,columns:<text:span text:style-name="T6">7</text:span>,linecontent:bin:x:<text:span text:style-name="T6">2</text:span>:<text:span text:style-name="T6">2</text:span>:bin:/bin:/bin/<text:span text:style-name="T3">sh</text:span></text:p>
      <text:p text:style-name="P3"><text:span text:style-name="T7">filename:</text:span>/etc/<text:span text:style-name="T3">passwd</text:span>,linenumber:<text:span text:style-name="T6">4</text:span>,columns:<text:span text:style-name="T6">7</text:span>,linecontent:sys:x:<text:span text:style-name="T6">3</text:span>:<text:span text:style-name="T6">3</text:span>:sys:/dev:/bin/<text:span text:style-name="T3">sh</text:span></text:p>
      <text:p text:style-name="Text_20_body"> </text:p>
      <text:p text:style-name="Text_20_body">使用printf替代print,可以让代码更加简洁，易读</text:p>
      <text:p text:style-name="P3"><text:soft-page-break/><text:s/><text:span text:style-name="T3">awk</text:span> <text:s/>-F <text:span text:style-name="T4">':'</text:span> <text:s/><text:span text:style-name="T4">'{printf("filename:%10s,linenumber:%s,columns:%s,linecontent:%s\n",FILENAME,NR,NF,$0)}'</text:span> /etc/<text:span text:style-name="T3">passwd</text:span></text:p>
      <text:p text:style-name="Text_20_body"> </text:p>
      <text:h text:style-name="Heading_20_2" text:outline-level="2"><text:span text:style-name="Strong_20_Emphasis"><text:span text:style-name="T5">print</text:span></text:span><text:span text:style-name="Strong_20_Emphasis"><text:span text:style-name="T2">和</text:span></text:span><text:span text:style-name="Strong_20_Emphasis"><text:span text:style-name="T5">printf</text:span></text:span></text:h>
      <text:p text:style-name="Text_20_body">awk中同时提供了print和printf两种打印输出的函数。</text:p>
      <text:p text:style-name="Text_20_body">其中print函数的参数可以是变量、数值或者字符串。字符串必须用双引号引用，参数用逗号分隔。如果没有逗号，参数就串联在一起而无法区分。这里，逗号的作用与输出文件的分隔符的作用是一样的，只是后者是空格而已。</text:p>
      <text:p text:style-name="Text_20_body">printf函数，其用法和c语言中printf基本相似,可以格式化字符串,输出复杂时，printf更加好用，代码更易懂。</text:p>
      <text:p text:style-name="Text_20_body"> </text:p>
      <text:h text:style-name="Heading_20_2" text:outline-level="2"><text:span text:style-name="Strong_20_Emphasis"> </text:span><text:span text:style-name="Strong_20_Emphasis"><text:span text:style-name="T5">awk</text:span></text:span><text:span text:style-name="Strong_20_Emphasis"><text:span text:style-name="T2">编程</text:span></text:span></text:h>
      <text:p text:style-name="Text_20_body"><text:span text:style-name="Strong_20_Emphasis"> 变量和赋值</text:span></text:p>
      <text:p text:style-name="Text_20_body">除了awk的内置变量，awk还可以自定义变量。</text:p>
      <text:p text:style-name="Text_20_body">下面统计/etc/passwd的账户人数</text:p>
      <text:p text:style-name="Preformatted_20_Text"><text:span text:style-name="T3">awk</text:span> <text:span text:style-name="T4">'{count++;print $0;} END{print "user count is ", count}'</text:span> /etc/<text:span text:style-name="T3">passwd</text:span></text:p>
      <text:p text:style-name="Preformatted_20_Text"><text:span text:style-name="T7">root:x:</text:span><text:span text:style-name="T6">0</text:span>:<text:span text:style-name="T6">0</text:span>:root:/root:/bin/<text:span text:style-name="T7">bash</text:span></text:p>
      <text:p text:style-name="P1">......</text:p>
      <text:p text:style-name="P5">user count is  40</text:p>
      <text:p text:style-name="Text_20_body">count是自定义变量。之前的action{}里都是只有一个print,其实print只是一个语句，而action{}可以有多个语句，以;号隔开。</text:p>
      <text:p text:style-name="Text_20_body"> </text:p>
      <text:p text:style-name="Text_20_body">这里没有初始化count，虽然默认是0，但是妥当的做法还是初始化为0:</text:p>
      <text:p text:style-name="Preformatted_20_Text"><text:span text:style-name="T3">awk</text:span> <text:span text:style-name="T4">'BEGIN {count=0;print "[start]user count is ", count} {count=count+1;print $0;} END{print "[end]user count is ", count}'</text:span> /etc/<text:span text:style-name="T3">passwd</text:span></text:p>
      <text:p text:style-name="Preformatted_20_Text"><text:span text:style-name="T7">[start]user count is <text:s/></text:span><text:span text:style-name="T6">0</text:span></text:p>
      <text:p text:style-name="Preformatted_20_Text"><text:span text:style-name="T7">root:x:</text:span><text:span text:style-name="T6">0</text:span>:<text:span text:style-name="T6">0</text:span>:root:/root:/bin/<text:span text:style-name="T7">bash</text:span></text:p>
      <text:p text:style-name="P1">...</text:p>
      <text:p text:style-name="P3"><text:span text:style-name="T7">[end]user count is <text:s/></text:span><text:span text:style-name="T6">40</text:span></text:p>
      <text:p text:style-name="Text_20_body"> </text:p>
      <text:p text:style-name="Text_20_body">统计某个文件夹下的文件占用的字节数</text:p>
      <text:p text:style-name="Preformatted_20_Text"><text:span text:style-name="T3">ls</text:span> -l |<text:span text:style-name="T3">awk</text:span> <text:span text:style-name="T4">'BEGIN {size=0;} {size=size+$5;} END{print "[end]size is ", size}'</text:span></text:p>
      <text:p text:style-name="P4">[end]size is  8657198</text:p>
      <text:p text:style-name="Text_20_body"> </text:p>
      <text:p text:style-name="Text_20_body">如果以M为单位显示:</text:p>
      <text:p text:style-name="Preformatted_20_Text"><text:span text:style-name="T3">ls</text:span> -l |<text:span text:style-name="T3">awk</text:span> <text:span text:style-name="T4">'BEGIN {size=0;} {size=size+$5;} END{print "[end]size is ", </text:span><text:soft-page-break/><text:span text:style-name="T4">size/1024/1024,"M"}'</text:span> </text:p>
      <text:p text:style-name="P3">[end]size is  8.25889 M</text:p>
      <text:p text:style-name="Text_20_body">注意，统计不包括文件夹的子目录。</text:p>
      <text:p text:style-name="Text_20_body"> </text:p>
      <text:p text:style-name="Text_20_body"><text:span text:style-name="Strong_20_Emphasis">条件语句</text:span></text:p>
      <text:p text:style-name="Text_20_body"> awk中的条件语句是从C语言中借鉴来的，见如下声明方式：</text:p>
      <text:p text:style-name="Text_20_body"><draw:a xlink:type="simple" xlink:href="javascript:void(0);"><draw:frame draw:style-name="fr1" draw:name="图像7" text:anchor-type="as-char" svg:width="2.05cm" svg:height="1.051cm" draw:z-index="6"><draw:image xlink:href="http://common.cnblogs.com/images/copycode.gif" xlink:type="simple" xlink:show="embed" xlink:actuate="onLoad"/><svg:title>复制代码</svg:title></draw:frame></draw:a></text:p>
      <text:p text:style-name="Preformatted_20_Text"><text:span text:style-name="T3">if</text:span><text:span text:style-name="T7"> (expression) {</text:span></text:p>
      <text:p text:style-name="P1"><text:s text:c="4"/>statement;</text:p>
      <text:p text:style-name="P1"><text:s text:c="4"/>statement;</text:p>
      <text:p text:style-name="P1"><text:s text:c="4"/>... ...</text:p>
      <text:p text:style-name="P1">}</text:p>
      <text:p text:style-name="Preformatted_20_Text"/>
      <text:p text:style-name="Preformatted_20_Text"><text:span text:style-name="T3">if</text:span><text:span text:style-name="T7"> (expression) {</text:span></text:p>
      <text:p text:style-name="P1"><text:s text:c="4"/>statement;</text:p>
      <text:p text:style-name="Preformatted_20_Text"><text:span text:style-name="T7">} </text:span><text:span text:style-name="T3">else</text:span><text:span text:style-name="T7"> {</text:span></text:p>
      <text:p text:style-name="P1"><text:s text:c="4"/>statement2;</text:p>
      <text:p text:style-name="P1">}</text:p>
      <text:p text:style-name="Preformatted_20_Text"/>
      <text:p text:style-name="Preformatted_20_Text"><text:span text:style-name="T3">if</text:span><text:span text:style-name="T7"> (expression) {</text:span></text:p>
      <text:p text:style-name="P1"><text:s text:c="4"/>statement1;</text:p>
      <text:p text:style-name="Preformatted_20_Text"><text:span text:style-name="T7">} </text:span><text:span text:style-name="T3">else</text:span> <text:span text:style-name="T3">if</text:span><text:span text:style-name="T7"> (expression1) {</text:span></text:p>
      <text:p text:style-name="P1"><text:s text:c="4"/>statement2;</text:p>
      <text:p text:style-name="Preformatted_20_Text"><text:span text:style-name="T7">} </text:span><text:span text:style-name="T3">else</text:span><text:span text:style-name="T7"> {</text:span></text:p>
      <text:p text:style-name="P1"><text:s text:c="4"/>statement3;</text:p>
      <text:p text:style-name="P5">}</text:p>
      <text:p text:style-name="Text_20_body"><draw:a xlink:type="simple" xlink:href="javascript:void(0);"><draw:frame draw:style-name="fr1" draw:name="图像8" text:anchor-type="as-char" svg:width="2.05cm" svg:height="1.051cm" draw:z-index="7"><draw:image xlink:href="Pictures/10000200000000140000001423B71A9F.gif" xlink:type="simple" xlink:show="embed" xlink:actuate="onLoad"/><svg:title>复制代码</svg:title></draw:frame></draw:a></text:p>
      <text:p text:style-name="Text_20_body"> </text:p>
      <text:p text:style-name="Text_20_body">统计某个文件夹下的文件占用的字节数,过滤4096大小的文件(一般都是文件夹):</text:p>
      <text:p text:style-name="Preformatted_20_Text"><text:span text:style-name="T3">ls</text:span> -l |<text:span text:style-name="T3">awk</text:span> <text:span text:style-name="T4">'BEGIN {size=0;print "[start]size is ", size} {if($5!=4096){size=size+$5;}} END{print "[end]size is ", size/1024/1024,"M"}'</text:span> </text:p>
      <text:p text:style-name="P3">[end]size is  8.22339 M</text:p>
      <text:p text:style-name="Text_20_body">awk是一个强大的文本分析工具，相对于grep的查找，sed的编辑，awk在其对数据分析并生成报告时，显得尤为强大。简单来说awk就是把文件逐行的读入，以空格为默认分隔符将每行切片，切开的部分再进行各种分析处理。</text:p>
      <text:p text:style-name="Text_20_body">awk有3个不同版本: awk、nawk和gawk，未作特别说明，一般指gawk，gawk 是 AWK 的 GNU 版本。</text:p>
      <text:p text:style-name="Text_20_body">awk其名称得自于它的创始人 Alfred Aho 、Peter Weinberger 和 Brian Kernighan 姓氏的首个字母。实际上 AWK 的确拥有自己的语言： AWK 程序设计语言 ， 三位创建者已将它正式定义为“样式扫描和处理语言”。它允许您创建简短的程序，这些程序读取输入文件、为数据排序、处理数据、对输入执行计算以及生成报 表，还有无数其他的功能。</text:p>
      <text:p text:style-name="Text_20_body"><text:soft-page-break/> </text:p>
      <text:h text:style-name="Heading_20_2" text:outline-level="2"><text:span text:style-name="Strong_20_Emphasis"><text:span text:style-name="T2">使用方法</text:span></text:span></text:h>
      <text:p text:style-name="P3"><text:span text:style-name="T3">awk</text:span> <text:span text:style-name="T4">'{pattern + action}'</text:span> {filenames}</text:p>
      <text:p text:style-name="Text_20_body">尽管操作可能会很复杂，但语法总是这样，其中 pattern 表示 AWK 在数据中查找的内容，而 action 是在找到匹配内容时所执行的一系列命令。花括号（{}）不需要在程序中始终出现，但它们用于根据特定的模式对一系列指令进行分组。 pattern就是要表示的正则表达式，用斜杠括起来。</text:p>
      <text:p text:style-name="Text_20_body">awk语言的最基本功能是在文件或者字符串中基于指定规则浏览和抽取信息，awk抽取信息后，才能进行其他文本操作。完整的awk脚本通常用来格式化文本文件中的信息。</text:p>
      <text:p text:style-name="Text_20_body">通常，awk是以文件的一行为处理单位的。awk每接收文件的一行，然后执行相应的命令，来处理文本。</text:p>
      <text:p text:style-name="Text_20_body"> </text:p>
      <text:h text:style-name="Heading_20_2" text:outline-level="2"><text:span text:style-name="Strong_20_Emphasis"><text:span text:style-name="T2">调用</text:span></text:span><text:span text:style-name="Strong_20_Emphasis"><text:span text:style-name="T5">awk</text:span></text:span></text:h>
      <text:p text:style-name="Text_20_body">有三种方式调用awk</text:p>
      <text:p text:style-name="Text_20_body"><draw:a xlink:type="simple" xlink:href="javascript:void(0);"><draw:frame draw:style-name="fr1" draw:name="图像1" text:anchor-type="as-char" svg:width="2.05cm" svg:height="1.051cm" draw:z-index="0"><draw:image xlink:href="http://common.cnblogs.com/images/copycode.gif" xlink:type="simple" xlink:show="embed" xlink:actuate="onLoad"/><svg:title>复制代码</svg:title></draw:frame></draw:a></text:p>
      <text:p text:style-name="Preformatted_20_Text"><text:span text:style-name="T6">1</text:span><text:span text:style-name="T7">.命令行方式</text:span></text:p>
      <text:p text:style-name="Preformatted_20_Text"><text:span text:style-name="T3">awk</text:span> [-F <text:s/>field-separator] <text:s/><text:span text:style-name="T4">'commands'</text:span> <text:s/>input-<text:span text:style-name="T3">file</text:span><text:span text:style-name="T7">(s)</text:span></text:p>
      <text:p text:style-name="Preformatted_20_Text"><text:span text:style-name="T7">其中，commands 是真正awk命令，[</text:span>-F域分隔符]是可选的。 input-<text:span text:style-name="T3">file</text:span><text:span text:style-name="T7">(s) 是待处理的文件。</text:span></text:p>
      <text:p text:style-name="Preformatted_20_Text"><text:span text:style-name="T7">在awk中，文件的每一行中，由域分隔符分开的每一项称为一个域。通常，在不指名</text:span>-<text:span text:style-name="T7">F域分隔符的情况下，默认的域分隔符是空格。</text:span></text:p>
      <text:p text:style-name="Preformatted_20_Text"/>
      <text:p text:style-name="Preformatted_20_Text"><text:span text:style-name="T6">2</text:span><text:span text:style-name="T7">.shell脚本方式</text:span></text:p>
      <text:p text:style-name="P1">将所有的awk命令插入一个文件，并使awk程序可执行，然后awk命令解释器作为脚本的首行，一遍通过键入脚本名称来调用。</text:p>
      <text:p text:style-name="Preformatted_20_Text"><text:span text:style-name="T7">相当于shell脚本首行的：#</text:span>!/bin/<text:span text:style-name="T3">sh</text:span></text:p>
      <text:p text:style-name="Preformatted_20_Text"><text:span text:style-name="T7">可以换成：#</text:span>!/bin/<text:span text:style-name="T3">awk</text:span></text:p>
      <text:p text:style-name="Preformatted_20_Text"/>
      <text:p text:style-name="Preformatted_20_Text"><text:span text:style-name="T6">3</text:span><text:span text:style-name="T7">.将所有的awk命令插入一个单独文件，然后调用：</text:span></text:p>
      <text:p text:style-name="Preformatted_20_Text"><text:span text:style-name="T3">awk</text:span> -f <text:span text:style-name="T3">awk</text:span>-script-<text:span text:style-name="T3">file</text:span> input-<text:span text:style-name="T3">file</text:span><text:span text:style-name="T7">(s)</text:span></text:p>
      <text:p text:style-name="P3"><text:span text:style-name="T7">其中，</text:span>-f选项加载awk-script-file中的awk脚本，input-<text:span text:style-name="T3">file</text:span>(s)跟上面的是一样的。</text:p>
      <text:p text:style-name="Text_20_body"><draw:a xlink:type="simple" xlink:href="javascript:void(0);"><draw:frame draw:style-name="fr1" draw:name="图像2" text:anchor-type="as-char" svg:width="2.05cm" svg:height="1.051cm" draw:z-index="1"><draw:image xlink:href="http://common.cnblogs.com/images/copycode.gif" xlink:type="simple" xlink:show="embed" xlink:actuate="onLoad"/><svg:title>复制代码</svg:title></draw:frame></draw:a></text:p>
      <text:p text:style-name="Text_20_body"> 本章重点介绍命令行方式。</text:p>
      <text:p text:style-name="Text_20_body"> </text:p>
      <text:h text:style-name="Heading_20_2" text:outline-level="2"><text:span text:style-name="Strong_20_Emphasis"><text:span text:style-name="T2">入门实例</text:span></text:span></text:h>
      <text:p text:style-name="Text_20_body">假设last -n 5的输出如下</text:p>
      <text:p text:style-name="Preformatted_20_Text">[root@www ~]# <text:span text:style-name="T3">last</text:span> -n <text:span text:style-name="T6">5</text:span> &lt;==<text:span text:style-name="T7">仅取出前五行</text:span></text:p>
      <text:p text:style-name="Preformatted_20_Text"><text:span text:style-name="T7">root <text:s text:c="4"/>pts</text:span>/<text:span text:style-name="T6">1</text:span> <text:s text:c="2"/><text:span text:style-name="T6">192.168</text:span>.<text:span text:style-name="T6">1.100</text:span> <text:s/>Tue Feb <text:span text:style-name="T6">10</text:span> <text:span text:style-name="T6">11</text:span>:<text:span text:style-name="T6">21</text:span> <text:s text:c="2"/>still logged <text:span text:style-name="T3">in</text:span></text:p>
      <text:p text:style-name="Preformatted_20_Text"><text:span text:style-name="T7">root <text:s text:c="4"/>pts</text:span>/<text:span text:style-name="T6">1</text:span> <text:s text:c="2"/><text:span text:style-name="T6">192.168</text:span>.<text:span text:style-name="T6">1.100</text:span> <text:s/>Tue Feb <text:span text:style-name="T6">10</text:span> <text:span text:style-name="T6">00</text:span>:<text:span text:style-name="T6">46</text:span> - <text:span text:style-name="T6">02</text:span>:<text:span text:style-name="T6">28</text:span> <text:s/>(<text:span text:style-name="T6">01</text:span>:<text:span text:style-name="T6">41</text:span><text:span text:style-name="T7">)</text:span></text:p>
      <text:p text:style-name="Preformatted_20_Text"><text:span text:style-name="T7">root <text:s text:c="4"/>pts</text:span>/<text:span text:style-name="T6">1</text:span> <text:s text:c="2"/><text:span text:style-name="T6">192.168</text:span>.<text:span text:style-name="T6">1.100</text:span> <text:s/>Mon Feb <text:s/><text:span text:style-name="T6">9</text:span> <text:span text:style-name="T6">11</text:span>:<text:span text:style-name="T6">41</text:span> - <text:span text:style-name="T6">18</text:span>:<text:span text:style-name="T6">30</text:span> <text:s/>(<text:span text:style-name="T6">06</text:span>:<text:span text:style-name="T6">48</text:span><text:span text:style-name="T7">)</text:span></text:p>
      <text:p text:style-name="Preformatted_20_Text"><text:soft-page-break/><text:span text:style-name="T7">dmtsai <text:s text:c="2"/>pts</text:span>/<text:span text:style-name="T6">1</text:span> <text:s text:c="2"/><text:span text:style-name="T6">192.168</text:span>.<text:span text:style-name="T6">1.100</text:span> <text:s/>Mon Feb <text:s/><text:span text:style-name="T6">9</text:span> <text:span text:style-name="T6">11</text:span>:<text:span text:style-name="T6">41</text:span> - <text:span text:style-name="T6">11</text:span>:<text:span text:style-name="T6">41</text:span> <text:s/>(<text:span text:style-name="T6">00</text:span>:<text:span text:style-name="T6">00</text:span><text:span text:style-name="T7">)</text:span></text:p>
      <text:p text:style-name="P3"><text:span text:style-name="T7">root <text:s text:c="4"/>tty1 <text:s text:c="18"/>Fri Sep <text:s/></text:span><text:span text:style-name="T6">5</text:span> <text:span text:style-name="T6">14</text:span>:<text:span text:style-name="T6">09</text:span> - <text:span text:style-name="T6">14</text:span>:<text:span text:style-name="T6">10</text:span> <text:s/>(<text:span text:style-name="T6">00</text:span>:<text:span text:style-name="T6">01</text:span>)</text:p>
      <text:p text:style-name="Text_20_body">如果只是显示最近登录的5个帐号</text:p>
      <text:p text:style-name="Preformatted_20_Text"><text:span text:style-name="T3">#last</text:span> -n <text:span text:style-name="T6">5</text:span> | <text:span text:style-name="T3">awk</text:span> <text:s/><text:span text:style-name="T4">'{print $1}'</text:span></text:p>
      <text:p text:style-name="P2">root</text:p>
      <text:p text:style-name="P2">root</text:p>
      <text:p text:style-name="P2">root</text:p>
      <text:p text:style-name="P2">dmtsai</text:p>
      <text:p text:style-name="P4">root</text:p>
      <text:p text:style-name="Text_20_body">awk工作流程是这样的：读入有'\n'换行符分割的一条记录，然后将记录按指定的域分隔符划分域，填充域，$0则表示所有域,$1表示第一个域,$n表示第n个域。默认域分隔符是"空白键" 或 "[tab]键",所以$1表示登录用户，$3表示登录用户ip,以此类推。</text:p>
      <text:p text:style-name="Text_20_body"> </text:p>
      <text:p text:style-name="Text_20_body">如果只是显示/etc/passwd的账户</text:p>
      <text:p text:style-name="Preformatted_20_Text">#<text:span text:style-name="T3">cat</text:span> /etc/<text:span text:style-name="T3">passwd</text:span> |<text:span text:style-name="T3">awk</text:span> <text:s/>-F <text:span text:style-name="T4">':'</text:span> <text:s/><text:span text:style-name="T4">'{print $1}'</text:span><text:span text:style-name="T7"> <text:s/></text:span></text:p>
      <text:p text:style-name="P1">root</text:p>
      <text:p text:style-name="P1">daemon</text:p>
      <text:p text:style-name="P1">bin</text:p>
      <text:p text:style-name="P5">sys</text:p>
      <text:p text:style-name="Text_20_body">这种是awk+action的示例，每行都会执行action{print $1}。</text:p>
      <text:p text:style-name="Text_20_body">-F指定域分隔符为':'。</text:p>
      <text:p text:style-name="Text_20_body"> </text:p>
      <text:p text:style-name="Text_20_body">如果只是显示/etc/passwd的账户和账户对应的shell,而账户与shell之间以tab键分割</text:p>
      <text:p text:style-name="Preformatted_20_Text">#<text:span text:style-name="T3">cat</text:span> /etc/<text:span text:style-name="T3">passwd</text:span> |<text:span text:style-name="T3">awk</text:span> <text:s/>-F <text:span text:style-name="T4">':'</text:span> <text:s/><text:span text:style-name="T4">'{print $1"\t"$7}'</text:span></text:p>
      <text:p text:style-name="Preformatted_20_Text"><text:span text:style-name="T7">root <text:s text:c="3"/></text:span>/bin/<text:span text:style-name="T7">bash</text:span></text:p>
      <text:p text:style-name="Preformatted_20_Text"><text:span text:style-name="T7">daemon <text:s/></text:span>/bin/<text:span text:style-name="T3">sh</text:span></text:p>
      <text:p text:style-name="Preformatted_20_Text"><text:span text:style-name="T7">bin <text:s text:c="4"/></text:span>/bin/<text:span text:style-name="T3">sh</text:span></text:p>
      <text:p text:style-name="P3"><text:span text:style-name="T7">sys <text:s text:c="4"/></text:span>/bin/<text:span text:style-name="T3">sh</text:span></text:p>
      <text:p text:style-name="Text_20_body"> </text:p>
      <text:p text:style-name="Text_20_body">如果只是显示/etc/passwd的账户和账户对应的shell,而账户与shell之间以逗号分割,而且在所有行添加列名name,shell,在最后一行添加"blue,/bin/nosh"。</text:p>
      <text:p text:style-name="Text_20_body"><draw:a xlink:type="simple" xlink:href="javascript:void(0);"><draw:frame draw:style-name="fr1" draw:name="图像3" text:anchor-type="as-char" svg:width="2.05cm" svg:height="1.051cm" draw:z-index="2"><draw:image xlink:href="Pictures/10000200000000140000001423B71A9F.gif" xlink:type="simple" xlink:show="embed" xlink:actuate="onLoad"/><svg:title>复制代码</svg:title></draw:frame></draw:a></text:p>
      <text:p text:style-name="Preformatted_20_Text"><text:span text:style-name="T3">cat</text:span> /etc/<text:span text:style-name="T3">passwd</text:span> |<text:span text:style-name="T3">awk</text:span> <text:s/>-F <text:span text:style-name="T4">':'</text:span> <text:s/><text:span text:style-name="T4">'BEGIN {print "name,shell"} <text:s/>{print $1","$7} END {print "blue,/bin/nosh"}'</text:span></text:p>
      <text:p text:style-name="P1">name,shell</text:p>
      <text:p text:style-name="Preformatted_20_Text"><text:span text:style-name="T7">root,</text:span>/bin/<text:span text:style-name="T7">bash</text:span></text:p>
      <text:p text:style-name="Preformatted_20_Text"><text:span text:style-name="T7">daemon,</text:span>/bin/<text:span text:style-name="T3">sh</text:span></text:p>
      <text:p text:style-name="Preformatted_20_Text"><text:span text:style-name="T7">bin,</text:span>/bin/<text:span text:style-name="T3">sh</text:span></text:p>
      <text:p text:style-name="Preformatted_20_Text"><text:span text:style-name="T7">sys,</text:span>/bin/<text:span text:style-name="T3">sh</text:span></text:p>
      <text:p text:style-name="P1">....</text:p>
      <text:p text:style-name="P3"><text:span text:style-name="T7">blue,</text:span>/bin/nosh</text:p>
      <text:p text:style-name="Text_20_body"><text:soft-page-break/><draw:a xlink:type="simple" xlink:href="javascript:void(0);"><draw:frame draw:style-name="fr1" draw:name="图像4" text:anchor-type="as-char" svg:width="2.05cm" svg:height="1.051cm" draw:z-index="3"><draw:image xlink:href="Pictures/10000200000000140000001423B71A9F.gif" xlink:type="simple" xlink:show="embed" xlink:actuate="onLoad"/><svg:title>复制代码</svg:title></draw:frame></draw:a></text:p>
      <text:p text:style-name="Text_20_body">awk工作流程是这样的：先执行BEGING，然后读取文件，读入有/n换行符分割的一条记录，然后将记录按指定的域分隔符划分域，填充域，$0则表示所有域,$1表示第一个域,$n表示第n个域,随后开始执行模式所对应的动作action。接着开始读入第二条记录······直到所有的记录都读完，最后执行END操作。</text:p>
      <text:p text:style-name="Text_20_body"> </text:p>
      <text:p text:style-name="Text_20_body">搜索/etc/passwd有root关键字的所有行</text:p>
      <text:p text:style-name="Preformatted_20_Text">#<text:span text:style-name="T3">awk</text:span> -F: <text:span text:style-name="T4">'/root/'</text:span> /etc/<text:span text:style-name="T3">passwd</text:span></text:p>
      <text:p text:style-name="P3"><text:span text:style-name="T7">root:x:</text:span><text:span text:style-name="T6">0</text:span>:<text:span text:style-name="T6">0</text:span>:root:/root:/bin/bash</text:p>
      <text:p text:style-name="Text_20_body">这种是pattern的使用示例，匹配了pattern(这里是root)的行才会执行action(没有指定action，默认输出每行的内容)。</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Fallback" style:font-family-complex="'Droid Sans Fallback'"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23:21:25.694798227</meta:creation-date>
    <dc:date>2016-04-28T23:22:33.618131329</dc:date>
    <meta:editing-duration>P0D</meta:editing-duration>
    <meta:editing-cycles>1</meta:editing-cycles>
    <meta:document-statistic meta:table-count="0" meta:image-count="8" meta:object-count="0" meta:page-count="6" meta:paragraph-count="168" meta:word-count="2136" meta:character-count="5179" meta:non-whitespace-character-count="4595"/>
    <meta:generator>LibreOffice/4.2.8.2$Linux_X86_64 LibreOffice_project/420m0$Build-2</meta:generator>
  </office:meta>
</office:document-meta>
</file>